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Arial1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rimp Love</text:p>
      <text:p text:style-name="Standard"/>
      <text:p text:style-name="Standard">2022</text:p>
      <text:p text:style-name="Standard"/>
      <text:p text:style-name="Standard">Developed in collaboration with Video Power Maastricht</text:p>
      <text:p text:style-name="Standard"/>
      <text:p text:style-name="P1"><text:span text:style-name="T1">The success of conventional shrimp farming relies on a method called eyestalk ablation. Female shrimp get one of their eyes cut off. As a survival instinct they immediately start reproducing. EU law forbids the use of eyestalk ablation and considers it animal cruelty, which is why german farmers ask themselves: How can we get the shrimp to have sex? What do they need? Can shrimp fall in love?</text:span> </text:p>
      <text:p text:style-name="Standard"/>
      <text:p text:style-name="Standard">Short Film, 9min</text:p>
      <text:p text:style-name="Standard"/>
      <text:p text:style-name="Standard">With:</text:p>
      <text:p text:style-name="Standard">Annelène von der Lücken, Michiel Ubles, Tim Rutten, Nastassja Nefjedof</text:p>
      <text:p text:style-name="Standard"/>
      <text:p text:style-name="Standard">Interviews with:</text:p>
      <text:p text:style-name="Standard">Cord Riechelmann, Förde Ganelen, Hanse Garnelen, Neue Meere, Piotr</text:p>
      <text:p text:style-name="Standard"/>
      <text:p text:style-name="Standard">Screened at:</text:p>
      <text:p text:style-name="Standard">-Kurzfilm Festival Hamburg (2023)</text:p>
      <text:p text:style-name="Standard">-Helsinki Internation Film Festival (2023)</text:p>
      <text:p text:style-name="Standard">-Chicago Underground Filmfest Online Program(2023) </text:p>
      <text:p text:style-name="Standard">-Chicago Underground Filmfest (2023)</text:p>
      <text:p text:style-name="Standard">-VAFT Turku (2023)</text:p>
      <text:p text:style-name="Standard">-"Reimagining the Experimental – Touching nature touching you", Pleasure DomeToronto (2023)</text:p>
      <text:p text:style-name="Standard"/>
      <text:p text:style-name="Standard">Presented at: </text:p>
      <text:p text:style-name="Standard">Unfinished Film Festival, Odapark Venray (202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30S</meta:editing-duration>
    <meta:editing-cycles>4</meta:editing-cycles>
    <meta:generator>OpenOffice/4.1.14$Win32 OpenOffice.org_project/4114m1$Build-9811</meta:generator>
    <dc:date>2023-10-17T15:45:07.95</dc:date>
    <dc:creator>s f</dc:creator>
    <meta:document-statistic meta:table-count="0" meta:image-count="0" meta:object-count="0" meta:page-count="1" meta:paragraph-count="18" meta:word-count="145" meta:character-count="982"/>
    <meta:user-defined meta:name="Info 1"/>
    <meta:user-defined meta:name="Info 2"/>
    <meta:user-defined meta:name="Info 3"/>
    <meta:user-defined meta:name="Info 4"/>
  </office:meta>
</office:document-meta>
</file>